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17in" style:rel-column-width="996*"/>
    </style:style>
    <style:style style:name="Table1.B" style:family="table-column">
      <style:table-column-properties style:column-width="0.6847in" style:rel-column-width="986*"/>
    </style:style>
    <style:style style:name="Table1.C" style:family="table-column">
      <style:table-column-properties style:column-width="0.8104in" style:rel-column-width="1167*"/>
    </style:style>
    <style:style style:name="Table1.E" style:family="table-column">
      <style:table-column-properties style:column-width="0.8792in" style:rel-column-width="1266*"/>
    </style:style>
    <style:style style:name="Table1.F" style:family="table-column">
      <style:table-column-properties style:column-width="0.7465in" style:rel-column-width="1075*"/>
    </style:style>
    <style:style style:name="Table1.G" style:family="table-column">
      <style:table-column-properties style:column-width="0.9382in" style:rel-column-width="1351*"/>
    </style:style>
    <style:style style:name="Table1.H" style:family="table-column">
      <style:table-column-properties style:column-width="1.0014in" style:rel-column-width="1442*"/>
    </style:style>
    <style:style style:name="Table1.I" style:family="table-column">
      <style:table-column-properties style:column-width="0.3625in" style:rel-column-width="5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875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1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3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4" style:family="paragraph" style:parent-style-name="Table_20_Contents">
      <style:text-properties fo:font-size="8pt" officeooo:rsid="001ead94" officeooo:paragraph-rsid="001ead94" style:font-size-asian="8pt" style:font-size-complex="8pt"/>
    </style:style>
    <style:style style:name="P5" style:family="paragraph" style:parent-style-name="Standard">
      <style:text-properties officeooo:rsid="001c48ad" officeooo:paragraph-rsid="001c48ad"/>
    </style:style>
    <style:style style:name="P6" style:family="paragraph" style:parent-style-name="Standard">
      <style:text-properties officeooo:paragraph-rsid="001c48a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text-properties fo:font-size="8pt" officeooo:rsid="00233eac" officeooo:paragraph-rsid="00233eac" style:font-size-asian="8pt" style:font-size-complex="8pt"/>
    </style:style>
    <style:style style:name="P9" style:family="paragraph" style:parent-style-name="Table_20_Contents">
      <style:text-properties fo:font-size="8pt" officeooo:rsid="00254778" officeooo:paragraph-rsid="00254778" style:font-size-asian="8pt" style:font-size-complex="8pt"/>
    </style:style>
    <style:style style:name="P10" style:family="paragraph" style:parent-style-name="Table_20_Contents">
      <style:text-properties fo:font-size="8pt" officeooo:rsid="001c48ad" officeooo:paragraph-rsid="00254778" style:font-size-asian="8pt" style:font-size-complex="8pt"/>
    </style:style>
    <style:style style:name="P11" style:family="paragraph" style:parent-style-name="Table_20_Contents">
      <style:text-properties fo:font-size="8pt" officeooo:rsid="002026d0" officeooo:paragraph-rsid="00263d65" style:font-size-asian="8pt" style:font-size-complex="8pt"/>
    </style:style>
    <style:style style:name="P12" style:family="paragraph" style:parent-style-name="Table_20_Contents">
      <style:text-properties fo:font-size="8pt" fo:font-weight="bold" officeooo:rsid="001c48ad" officeooo:paragraph-rsid="001c48ad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officeooo:rsid="001c48ad" officeooo:paragraph-rsid="001c48ad" fo:background-color="#fff200" style:font-size-asian="8pt" style:font-size-complex="8pt"/>
    </style:style>
    <style:style style:name="P14" style:family="paragraph" style:parent-style-name="Table_20_Contents">
      <style:text-properties fo:font-size="8pt" officeooo:rsid="001c48ad" officeooo:paragraph-rsid="00254778" fo:background-color="#fff200" style:font-size-asian="8pt" style:font-size-complex="8pt"/>
    </style:style>
    <style:style style:name="P15" style:family="paragraph" style:parent-style-name="Table_20_Contents">
      <style:text-properties fo:font-size="8pt" officeooo:rsid="001c48ad" officeooo:paragraph-rsid="001c48ad" fo:background-color="#72bf44" style:font-size-asian="8pt" style:font-size-complex="8pt"/>
    </style:style>
    <style:style style:name="P16" style:family="paragraph" style:parent-style-name="Table_20_Contents">
      <style:text-properties fo:font-size="8pt" officeooo:rsid="001c48ad" officeooo:paragraph-rsid="00264038" fo:background-color="#72bf44" style:font-size-asian="8pt" style:font-size-complex="8pt"/>
    </style:style>
    <style:style style:name="P17" style:family="paragraph" style:parent-style-name="Table_20_Contents">
      <style:text-properties fo:font-size="8pt" officeooo:rsid="00263d65" officeooo:paragraph-rsid="002026d0" fo:background-color="#72bf44" style:font-size-asian="8pt" style:font-size-complex="8pt"/>
    </style:style>
    <style:style style:name="P18" style:family="paragraph" style:parent-style-name="Table_20_Contents">
      <style:text-properties fo:font-size="8pt" officeooo:rsid="00264038" officeooo:paragraph-rsid="00264038" fo:background-color="#1b75bc" style:font-size-asian="8pt" style:font-size-complex="8pt"/>
    </style:style>
    <style:style style:name="P19" style:family="paragraph" style:parent-style-name="Table_20_Contents">
      <style:text-properties fo:font-size="8pt" officeooo:rsid="0027b29c" officeooo:paragraph-rsid="0027b29c" fo:background-color="#ef413d" style:font-size-asian="8pt" style:font-size-complex="8pt"/>
    </style:style>
    <style:style style:name="P20" style:family="paragraph" style:parent-style-name="Table_20_Contents">
      <style:text-properties fo:font-size="8pt" officeooo:rsid="0028fdf3" officeooo:paragraph-rsid="0028fdf3" fo:background-color="#ef413d" style:font-size-asian="8pt" style:font-size-complex="8pt"/>
    </style:style>
    <style:style style:name="P21" style:family="paragraph" style:parent-style-name="Table_20_Contents">
      <style:text-properties officeooo:rsid="002369c9" officeooo:paragraph-rsid="002369c9"/>
    </style:style>
    <style:style style:name="P22" style:family="paragraph" style:parent-style-name="Table_20_Contents">
      <style:text-properties fo:font-size="9pt" officeooo:rsid="002427bb" officeooo:paragraph-rsid="002427bb" fo:background-color="#fff200" style:font-size-asian="9pt" style:font-size-complex="9pt"/>
    </style:style>
    <style:style style:name="P23" style:family="paragraph" style:parent-style-name="Table_20_Contents">
      <style:text-properties officeooo:rsid="00264038" officeooo:paragraph-rsid="00264038"/>
    </style:style>
    <style:style style:name="T1" style:family="text">
      <style:text-properties officeooo:rsid="001dbaf0"/>
    </style:style>
    <style:style style:name="T2" style:family="text">
      <style:text-properties officeooo:rsid="00233eac"/>
    </style:style>
    <style:style style:name="T3" style:family="text">
      <style:text-properties officeooo:rsid="00254778"/>
    </style:style>
    <style:style style:name="T4" style:family="text">
      <style:text-properties officeooo:rsid="00254778" fo:background-color="#ffffff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254778" fo:background-color="#fff200" loext:char-shading-value="0"/>
    </style:style>
    <style:style style:name="T8" style:family="text">
      <style:text-properties officeooo:rsid="00254778" fo:background-color="#fff200" loext:char-shading-value="0"/>
    </style:style>
    <style:style style:name="T9" style:family="text">
      <style:text-properties officeooo:rsid="00263d65" fo:background-color="#72bf44" loext:char-shading-value="0"/>
    </style:style>
    <style:style style:name="T10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adem1 fixtures STD1.yml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3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12">Eleve:</text:p>
          </table:table-cell>
          <table:table-cell table:style-name="Table1.A1" office:value-type="string">
            <text:p text:style-name="P12">ELEVE_1</text:p>
          </table:table-cell>
          <table:table-cell table:style-name="Table1.F1" table:number-rows-spanned="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2">Section:</text:p>
          </table:table-cell>
          <table:table-cell table:style-name="Table1.D2" office:value-type="string">
            <text:p text:style-name="P12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2">Sequence:</text:p>
          </table:table-cell>
          <table:table-cell table:style-name="Table1.D2" office:value-type="string">
            <text:p text:style-name="P12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18">Field_Fr</text:p>
            <text:p text:style-name="P13">Francais</text:p>
            <text:p text:style-name="P19">francais</text:p>
            <text:p text:style-name="P15">(prof_fr_1)</text:p>
          </table:table-cell>
          <table:table-cell table:style-name="Table1.D2" office:value-type="string">
            <text:p text:style-name="P18">Field_Ang</text:p>
            <text:p text:style-name="P14"><text:span text:style-name="T3">Anglais</text:span></text:p>
            <text:p text:style-name="P19">Anglais</text:p>
            <text:p text:style-name="P11"><text:span text:style-name="T9">(prof_ang_1)</text:span></text:p>
          </table:table-cell>
          <table:table-cell table:style-name="Table1.D2" office:value-type="string">
            <text:p text:style-name="P18">Field_HG</text:p>
            <text:p text:style-name="P9"><text:span text:style-name="T6">Hist/Geo</text:span></text:p>
            <text:p text:style-name="P19">Hist/Geo</text:p>
            <text:p text:style-name="P17">(prof_hg_1)</text:p>
          </table:table-cell>
          <table:table-cell table:style-name="Table1.D2" office:value-type="string">
            <text:p text:style-name="P18"><text:span text:style-name="T3">F</text:span>ield_ECOFA</text:p>
            <text:p text:style-name="P10"><text:span text:style-name="T8">ECOFA</text:span></text:p>
            <text:p text:style-name="P20"><text:span text:style-name="T3">e</text:span>cofa</text:p>
            <text:p text:style-name="P17">(prof_ECOFA_1)</text:p>
          </table:table-cell>
          <table:table-cell table:style-name="Table1.D2" office:value-type="string">
            <text:p text:style-name="P18"><text:span text:style-name="T3">F</text:span>ield_Bio</text:p>
            <text:p text:style-name="P10"><text:span text:style-name="T8">Biologie</text:span></text:p>
            <text:p text:style-name="P20">biologie</text:p>
            <text:p text:style-name="P17">(prof_bio_1)</text:p>
          </table:table-cell>
          <table:table-cell table:style-name="Table1.D2" office:value-type="string">
            <text:p text:style-name="P18"><text:span text:style-name="T3">F</text:span>ield_Maths</text:p>
            <text:p text:style-name="P10"><text:span text:style-name="T8">Maths</text:span></text:p>
            <text:p text:style-name="P20"><text:span text:style-name="T3">m</text:span>aths</text:p>
            <text:p text:style-name="P17">(prof_maths_1)</text:p>
          </table:table-cell>
          <table:table-cell table:style-name="Table1.D2" office:value-type="string">
            <text:p text:style-name="P18"><text:span text:style-name="T3">F</text:span>ield_PC</text:p>
            <text:p text:style-name="P10"><text:span text:style-name="T8">Physique / Chimie</text:span></text:p>
            <text:p text:style-name="P20"><text:span text:style-name="T3">p</text:span>hysique / chimie</text:p>
            <text:p text:style-name="P17">(prof_pc_1)</text:p>
          </table:table-cell>
          <table:table-cell table:style-name="Table1.I4" table:number-rows-spanned="5" office:value-type="string">
            <text:p text:style-name="P1"/>
          </table:table-cell>
        </table:table-row>
        <table:table-row>
          <table:table-cell table:style-name="Table1.D2" office:value-type="string">
            <text:p text:style-name="P2">1er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  <table:table-row>
          <table:table-cell table:style-name="Table1.D2" office:value-type="string">
            <text:p text:style-name="P2">2em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  <table:table-row>
          <table:table-cell table:style-name="Table1.D2" office:value-type="string">
            <text:p text:style-name="P2">3em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  <table:table-row>
          <table:table-cell table:style-name="Table1.D2" office:value-type="string">
            <text:p text:style-name="P3">Composition</text:p>
          </table:table-cell>
          <table:table-cell table:style-name="Table1.D2" office:value-type="string">
            <text:p text:style-name="P4">1<text:span text:style-name="T2">0</text:span>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oleur</text:p>
          </table:table-cell>
          <table:table-cell table:style-name="Table2.B1" office:value-type="string">
            <text:p text:style-name="P21">Signification</text:p>
          </table:table-cell>
        </table:table-row>
        <table:table-row>
          <table:table-cell table:style-name="Table2.A2" office:value-type="string">
            <text:p text:style-name="P22">Program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Teacher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8">Field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francai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1-12T17:01:10.337615627</dc:date>
    <meta:editing-duration>PT2H2M26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73" meta:word-count="84" meta:character-count="466" meta:non-whitespace-character-count="455"/>
  </office:meta>
</office:document-meta>
</file>